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3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P4" style:family="paragraph" style:parent-style-name="Text_20_body">
      <style:text-properties officeooo:rsid="008b85bc" officeooo:paragraph-rsid="008b85bc"/>
    </style:style>
    <style:style style:name="P5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font-name="Lato Medium1" fo:font-size="10.5pt" style:font-size-asian="10.5pt" style:font-size-complex="10.5pt"/>
    </style:style>
    <style:style style:name="P9" style:family="paragraph" style:parent-style-name="Text_20_body">
      <style:text-properties officeooo:paragraph-rsid="008b85bc"/>
    </style:style>
    <style:style style:name="P10" style:family="paragraph" style:parent-style-name="Text_20_body">
      <style:text-properties officeooo:rsid="001cca8b" officeooo:paragraph-rsid="009c3e99"/>
    </style:style>
    <style:style style:name="P11" style:family="paragraph" style:parent-style-name="Heading_20_1">
      <style:text-properties officeooo:rsid="009c3e99" officeooo:paragraph-rsid="0032860c"/>
    </style:style>
    <style:style style:name="P12" style:family="paragraph" style:parent-style-name="Heading_20_2">
      <style:text-properties officeooo:rsid="009e1578" officeooo:paragraph-rsid="009e1578"/>
    </style:style>
    <style:style style:name="P13" style:family="paragraph" style:parent-style-name="Heading_20_2">
      <style:text-properties officeooo:rsid="009c3e99" officeooo:paragraph-rsid="009c3e99"/>
    </style:style>
    <style:style style:name="P14" style:family="paragraph" style:parent-style-name="Heading_20_3">
      <style:text-properties officeooo:rsid="009ebf66" officeooo:paragraph-rsid="009ebf66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16" style:family="paragraph" style:parent-style-name="Text_20_body" style:list-style-name="L1">
      <style:text-properties style:font-name="Lato Medium1" fo:font-size="10.5pt" style:font-size-asian="10.5pt" style:font-size-complex="10.5pt"/>
    </style:style>
    <style:style style:name="P17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rsid="009ebf66" officeooo:paragraph-rsid="009ebf66" style:font-size-asian="10.5pt" style:font-weight-asian="bold" style:font-size-complex="10.5pt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9e15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Deepl Translation REST API</text:h>
      <text:h text:style-name="P12" text:outline-level="2">Translation Endpoint and Route</text:h>
      <text:p text:style-name="P4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3839866552832">
          <table:table-cell table:style-name="Table1.A1" office:value-type="string">
            <text:p text:style-name="P1">Endpoint</text:p>
          </table:table-cell>
          <table:table-cell table:style-name="Table1.A1" office:value-type="string">
            <text:p text:style-name="P2">URL “route”</text:p>
          </table:table-cell>
        </table:table-row>
        <table:table-row table:style-name="TableLine93839944580544">
          <table:table-cell table:style-name="Table1.A1" office:value-type="string">
            <text:p text:style-name="P7">https://api-free.deepl.com/v2</text:p>
          </table:table-cell>
          <table:table-cell table:style-name="Table1.A1" office:value-type="string">
            <text:p text:style-name="P7">/<text:span text:style-name="T2">translate</text:span></text:p>
          </table:table-cell>
        </table:table-row>
      </table:table>
      <text:p text:style-name="P9"/>
      <text:h text:style-name="P13" text:outline-level="2">Authentication</text:h>
      <text:p text:style-name="P5">Currently all requests support the following two ways to provide your authentication keys:</text:p>
      <text:list xml:id="list3764233062" text:style-name="L1">
        <text:list-item>
          <text:p text:style-name="P15">Header-based authentication by setting the <text:span text:style-name="T1">Authorization</text:span> header (<text:span text:style-name="T1">DeepL-Auth-Key [yourAuthKey]</text:span>)</text:p>
        </text:list-item>
        <text:list-item>
          <text:p text:style-name="P16">Setting the <text:span text:style-name="T1">auth_key</text:span> as a request parameter</text:p>
        </text:list-item>
      </text:list>
      <text:h text:style-name="P14" text:outline-level="3">Header-based Authentication</text:h>
      <text:p text:style-name="P6">Header-based authentication is the preferred method of authentication, and overrides the <text:span text:style-name="T1">auth_key</text:span> parameter. New API functions added in the future will only support the header-based authentication. <text:s/></text:p>
      <text:p text:style-name="P17">Example HTTP Request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reformatted_20_Text">Authorization: DeepL-Auth-Key [yourAuthKey]</text:p>
      <text:p text:style-name="Text_20_body"/>
      <text:p text:style-name="P3">Example Curl Request </text:p>
      <text:p text:style-name="Preformatted_20_Text">curl -H "Authorization: DeepL-Auth-Key [yourAuthKey]" https://api-free.deepl.com/v2/usage</text:p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1T08:05:05.050176659</dc:date>
    <meta:editing-duration>PT3H39M50S</meta:editing-duration>
    <meta:editing-cycles>122</meta:editing-cycles>
    <meta:generator>LibreOffice/7.2.6.2$Linux_X86_64 LibreOffice_project/20$Build-2</meta:generator>
    <meta:document-statistic meta:table-count="1" meta:image-count="0" meta:object-count="0" meta:page-count="1" meta:paragraph-count="21" meta:word-count="108" meta:character-count="889" meta:non-whitespace-character-count="801"/>
  </office:meta>
</office:document-meta>
</file>